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321f" officeooo:paragraph-rsid="0018321f"/>
    </style:style>
    <style:style style:name="P2" style:family="paragraph" style:parent-style-name="Standard">
      <style:text-properties officeooo:rsid="0018321f" officeooo:paragraph-rsid="00183bbc"/>
    </style:style>
    <style:style style:name="P3" style:family="paragraph" style:parent-style-name="Standard">
      <style:text-properties officeooo:rsid="0018321f" officeooo:paragraph-rsid="00197a8a"/>
    </style:style>
    <style:style style:name="P4" style:family="paragraph" style:parent-style-name="Standard">
      <style:text-properties officeooo:rsid="0018321f" officeooo:paragraph-rsid="001a860f"/>
    </style:style>
    <style:style style:name="P5" style:family="paragraph" style:parent-style-name="Standard">
      <style:text-properties officeooo:rsid="00183bbc" officeooo:paragraph-rsid="00183bbc"/>
    </style:style>
    <style:style style:name="P6" style:family="paragraph" style:parent-style-name="Standard">
      <style:text-properties officeooo:rsid="001a860f" officeooo:paragraph-rsid="001a860f"/>
    </style:style>
    <style:style style:name="P7" style:family="paragraph" style:parent-style-name="Standard">
      <style:text-properties officeooo:rsid="001a87f1" officeooo:paragraph-rsid="001a87f1"/>
    </style:style>
    <style:style style:name="P8" style:family="paragraph" style:parent-style-name="Standard">
      <style:text-properties officeooo:rsid="001bac65" officeooo:paragraph-rsid="001bac6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3bbc"/>
    </style:style>
    <style:style style:name="T3" style:family="text">
      <style:text-properties officeooo:rsid="00197a8a"/>
    </style:style>
    <style:style style:name="T4" style:family="text">
      <style:text-properties officeooo:rsid="001a860f"/>
    </style:style>
    <style:style style:name="T5" style:family="text">
      <style:text-properties officeooo:rsid="001a87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undo Gambacorta</text:p>
      <text:p text:style-name="P1">Evaluacion Java</text:p>
      <text:p text:style-name="P1"/>
      <text:p text:style-name="P1">1)</text:p>
      <text:p text:style-name="P1">Herencia de clases: <text:span text:style-name="T2">Es cuando de una clase(superclase) deriva otra (subclase) y puede acceder a sus atributos, contructores, getters, setters y metodos por medio de super.subclase</text:span></text:p>
      <text:p text:style-name="P2">Alta cohesion: <text:span text:style-name="T2">Hay alta cohesion cuando a una clase se le puede definir un objetivo puntual y claro y un metodo hay cohesion cuando si tiene un unico objetivo.</text:span></text:p>
      <text:p text:style-name="P5">En vez de tener un metodo llamado CalcularYEnviar(), habrá un metodo llamado Calcular() y otro llamado Enviar().</text:p>
      <text:p text:style-name="P1">Bajo acoplamiento: <text:span text:style-name="T2">Hay bajo acoplamiento cuando la dependencia entre metodos o clases es baja </text:span></text:p>
      <text:p text:style-name="P1">Redefinicion de funciones:</text:p>
      <text:p text:style-name="P1"/>
      <text:p text:style-name="P1">2)</text:p>
      <text:p text:style-name="P1">this():<text:span text:style-name="T4">Nos sirve en el caso de que queramos hacer llamados a los contructores de una misma clase.</text:span></text:p>
      <text:p text:style-name="P4">super():<text:span text:style-name="T4">Nos sirve cuando estamos en una subclase y queremos hacer llamados a los contructores de una superclase.</text:span></text:p>
      <text:p text:style-name="P1">super: Se usa por delante de una subclase para acceder a algun atributo o metodo de su superclase. P.Ej:boolean EsPasante=super.EmpleadoDeComercio.isPasante(); //cuando la superclase es Empleado</text:p>
      <text:p text:style-name="P1">extends: Se usa en herencia para establecer que una clase “X” deriva de otra “superX” y posee sus atributos, constructores, getters, setters y metodos.</text:p>
      <text:p text:style-name="P1">assertTrue(): <text:span text:style-name="T2">Se usa en el test y <text:s/>si la condicion que nosotros le ponemos(generalmente un test y un valor esperado) se cumple, devuelve un true <text:s text:c="2"/></text:span></text:p>
      <text:p text:style-name="P3">assertFalse():<text:span text:style-name="T2">Se usa en el test y <text:s/>si la condicion que nosotros le ponemos(generalmente un test y un valor esperado) no se cumple, devuelve un true </text:span></text:p>
      <text:p text:style-name="P3">assertEquals():<text:span text:style-name="T2">Se usa en el test y se le ingresan 2 parametros (resultadoTest,resultadoEsperado) si estos coinciden retornará true.</text:span></text:p>
      <text:p text:style-name="P1">Enum: <text:span text:style-name="T3">Se utiliza para crear una clase de tipo enumerado</text:span></text:p>
      <text:p text:style-name="P1">import: Sirve para importar diversas librerias. P EJ: import java.util.ArrayList; //nos deja usar arraylists</text:p>
      <text:p text:style-name="P1">package: Sirve para dividir nuestro proyecto en diferentes paquetes que se muestran en forma de carpeta en la carpeta del proyecto</text:p>
      <text:p text:style-name="P1"/>
      <text:p text:style-name="P6">3)package.a.b.c</text:p>
      <text:p text:style-name="P6"/>
      <text:p text:style-name="P6">4)</text:p>
      <text:p text:style-name="P6">a)Composicion</text:p>
      <text:p text:style-name="P6">Agregacion : Es cuando una clase </text:p>
      <text:p text:style-name="P6"/>
      <text:p text:style-name="P6">b)Navegabilidad: indica que clase puede acceder a que otra clase. Hay navegabilidad unidireccional(donde solo a una clase le interesa saber de la existencia de la otra) y bidireccional(donde a ambas clases les interesa saber la existencia de la otra)</text:p>
      <text:p text:style-name="P6">c)Cardinabilidad: <text:span text:style-name="T5">Hay relaciones de 1...*(*=no definido), de 1...n, de 0...n o, de 0...* . Se lo indica en los extremos de las relaciones del diagrama uml. Nos sirve para indicar por ejemplo: Si un curso puede tener entre 1 y 30 alumnos(1...30) o entre 1 y un numero no definido (1...*) .</text:span></text:p>
      <text:p text:style-name="P7">Si es de 1...15: podrian haber entre 1 y 15 objetos de la clase a la que se dirija. P ej: un curso puede tener entre 1 y 15 alumnos.</text:p>
      <text:p text:style-name="P7">Si es de 1...1: solo podría haber 1 objeto de la clase a la que se dirija. P ej: un curso puede tener solo 1 alumno.</text:p>
      <text:p text:style-name="P7">Si es de 1...4: podrian haber entre 1 y 4 objetos de la clase a la que se dirija. P ej: un curso puede tener entre 1 y 4 alumnos.</text:p>
      <text:p text:style-name="P7"><text:soft-page-break/>Si es de 1...*: podrian haber un numero mayor o igual que 1 de objetos de la clase a la que se dirija. P ej: un curso puede tener entre 1 infinito alumnos.</text:p>
      <text:p text:style-name="P7">Si es de 0...*: podrian haber un numero mayor o igual que 0 de objetos de la clase a la que se dirija. P ej: un curso puede tener entre 0 y infinito alumnos.</text:p>
      <text:p text:style-name="P7"/>
      <text:p text:style-name="P8">d) Se relacionan todas las subclases con su superclase.</text:p>
      <text:p text:style-name="P8">Ej: si tenemos una superclase “animal”, una subclase “toro” y otra subclase “vaca”. Estas ultimas 2 se unen con “animal”</text:p>
      <text:p text:style-name="P8"/>
      <text:p text:style-name="P8">e)- private</text:p>
      <text:p text:style-name="P8"><text:s/>+public</text:p>
      <text:p text:style-name="P8"><text:s/>*protec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9:27:12.259545409</meta:creation-date>
    <dc:date>2019-08-21T11:49:35.828246858</dc:date>
    <meta:editing-duration>PT1H26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576" meta:character-count="3375" meta:non-whitespace-character-count="2824"/>
  </office:meta>
</office:document-meta>
</file>